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officeooo:paragraph-rsid="00153d76" style:font-name="Arial" style:font-size-asian="10.5pt" style:font-size-complex="10.5pt"/>
    </style:style>
    <style:style style:family="paragraph" style:name="P5" style:parent-style-name="UrbanBody">
      <style:paragraph-properties fo:text-align="start" style:justify-single-word="false"/>
      <style:text-properties fo:font-size="10.5pt" officeooo:paragraph-rsid="00153d76" officeooo:rsid="00153d76" style:font-name="Arial" style:font-size-asian="10.5pt" style:font-size-complex="10.5pt"/>
    </style:style>
    <style:style style:family="paragraph" style:name="P6" style:parent-style-name="UrbanBody">
      <style:paragraph-properties fo:text-align="start" style:justify-single-word="false"/>
      <style:text-properties fo:font-size="10.5pt" officeooo:paragraph-rsid="001732c9" officeooo:rsid="001732c9" style:font-name="Arial" style:font-size-asian="10.5pt" style:font-size-complex="10.5pt"/>
    </style:style>
    <style:style style:family="paragraph" style:name="P7" style:parent-style-name="UrbanBody">
      <style:text-properties fo:font-size="14pt" style:font-name="Arial" style:font-size-asian="14pt" style:font-size-complex="14pt"/>
    </style:style>
    <style:style style:family="paragraph" style:name="P8" style:parent-style-name="UrbanTitle">
      <style:text-properties fo:font-size="14pt" style:font-name="Arial" style:font-size-asian="14pt" style:font-size-complex="14pt"/>
    </style:style>
    <style:style style:family="paragraph" style:name="P9" style:parent-style-name="UrbanTitle">
      <style:text-properties fo:font-size="14pt" style:font-name="Arial" style:font-size-asian="14pt" style:font-size-complex="14pt" style:text-underline-style="none"/>
    </style:style>
    <style:style style:family="paragraph" style:master-page-name="" style:name="P10" style:parent-style-name="UrbanBody">
      <style:paragraph-properties fo:margin-left="0cm" fo:margin-right="0cm" fo:text-align="start" fo:text-indent="0cm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1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/>
    </style:style>
    <style:style style:family="paragraph" style:master-page-name="" style:name="P12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 style:page-number="auto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3" style:parent-style-name="UrbanBody">
      <loext:graphic-properties draw:fill="none" draw:fill-color="#99ccff"/>
      <style:paragraph-properties fo:background-color="transparent" fo:margin-bottom="0cm" fo:margin-left="0cm" fo:margin-right="0cm" fo:margin-top="0.199cm" fo:text-align="start" fo:text-indent="0cm" loext:contextual-spacing="false" style:auto-text-indent="false" style:justify-single-word="false">
        <style:tab-stops>
          <style:tab-stop style:position="1.97cm"/>
        </style:tab-stops>
      </style:paragraph-properties>
      <style:text-properties fo:font-size="10.5pt" officeooo:paragraph-rsid="00153d76" style:font-name="Arial" style:font-size-asian="10.5pt" style:font-size-complex="10.5pt" style:text-line-through-style="none" style:text-line-through-type="none"/>
    </style:style>
    <style:style style:family="paragraph" style:name="P14" style:parent-style-name="UrbanBody">
      <style:paragraph-properties fo:text-align="start" style:justify-single-word="false"/>
      <style:text-properties fo:font-size="9pt" officeooo:paragraph-rsid="0018612a" style:font-name="Arial" style:font-size-asian="9pt" style:font-size-complex="9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officeooo:rsid="000e4b6f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font-weight="bold" style:font-weight-asian="bold" style:font-weight-complex="bold" style:text-line-through-style="none" style:text-line-through-type="none"/>
    </style:style>
    <style:style style:family="text" style:name="T6">
      <style:text-properties officeooo:rsid="000e4b6f" style:text-line-through-style="none" style:text-line-through-type="none"/>
    </style:style>
    <style:style style:family="text" style:name="T7">
      <style:text-properties fo:font-weight="normal" style:font-weight-asian="normal" style:font-weight-complex="normal" style:text-line-through-style="none" style:text-line-through-type="none"/>
    </style:style>
    <style:style style:family="text" style:name="T8">
      <style:text-properties fo:font-weight="normal" officeooo:rsid="000efbdf" style:font-weight-asian="normal" style:font-weight-complex="normal" style:text-line-through-style="none" style:text-line-through-type="none"/>
    </style:style>
    <style:style style:family="text" style:name="T9">
      <style:text-properties officeooo:rsid="00153d76"/>
    </style:style>
    <style:style style:family="text" style:name="T10">
      <style:text-properties officeooo:rsid="0014d0a3"/>
    </style:style>
    <style:style style:family="text" style:name="T11">
      <style:text-properties officeooo:rsid="000e4b6f"/>
    </style:style>
    <style:style style:family="text" style:name="T12">
      <style:text-properties officeooo:rsid="00362119"/>
    </style:style>
    <style:style style:family="text" style:name="T13">
      <style:text-properties fo:background-color="#ffff00" fo:color="#800000" loext:char-shading-value="0"/>
    </style:style>
    <style:style style:family="text" style:name="T14">
      <style:text-properties fo:background-color="#ffff00" fo:color="#800000" loext:char-shading-value="0" officeooo:rsid="0018bce7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1"><office:annotation><dc:creator>Gauthier Bastien</dc:creator><dc:date>2011-01-13T14:56:41</dc:date><text:p text:style-name="P15">do text</text:p><text:p text:style-name="P15">from document(at=header, format='odt')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do text if self.hasSingleApplicant() and not len(self.getParcels()) &gt; 1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licence_view.get_parcels()</text:text-input></text:span><text:span text:style-name="T4">.</text:span></text:p>
      <text:p text:style-name="P11"><office:annotation><dc:creator>Auteur inconnu</dc:creator><dc:date>2015-11-03T10:02:39</dc:date><text:p text:style-name="P15">do text if self.hasMultipleApplicants() and not len(self.getParcels()) &gt; 1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licence_view.get_parcels()</text:text-input></text:span><text:span text:style-name="T4">.</text:span></text:p>
      <text:p text:style-name="P12"><office:annotation><dc:creator>Auteur inconnu</dc:creator><dc:date>2015-11-03T10:02:39</dc:date><text:p text:style-name="P15">do text if self.hasSingleApplicant() and len(self.getParcels()) &gt; 1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licence_view.get_parcels()</text:text-input></text:span>.</text:p>
      <text:p text:style-name="P13"><office:annotation><dc:creator>Auteur inconnu</dc:creator><dc:date>2015-11-03T10:02:39</dc:date><text:p text:style-name="P15">do text if self.hasMultipleApplicants() and len(self.getParcels()) &gt; 1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licence_view.get_parcels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20.726460515</dc:date>
    <dc:language>fr-FR</dc:language>
    <meta:editing-cycles>103</meta:editing-cycles>
    <meta:editing-duration>PT11H56M23S</meta:editing-duration>
    <meta:document-statistic meta:table-count="0" meta:image-count="0" meta:object-count="0" meta:page-count="2" meta:paragraph-count="15" meta:word-count="315" meta:character-count="2081" meta:non-whitespace-character-count="1802"/>
    <meta:user-defined meta:name="Info 1"/>
    <meta:user-defined meta:name="Info 2"/>
    <meta:user-defined meta:name="Info 3"/>
    <meta:user-defined meta:name="Info 4"/>
  </office:meta>
</office:document-meta>
</file>